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edefinit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Rossi</meta:initial-creator>
    <meta:creation-date>2016-04-28T12:01:44.833000000</meta:creation-date>
    <dc:date>2016-04-28T12:03:05.581000000</dc:date>
    <dc:creator>Roberto Rossi</dc:creator>
    <meta:editing-duration>PT1M23S</meta:editing-duration>
    <meta:editing-cycles>1</meta:editing-cycles>
    <meta:document-statistic meta:object-count="0"/>
    <meta:generator>LibreOffice/5.0.3.2$Windows_x86 LibreOffice_project/e5f16313668ac592c1bfb310f4390624e3dbfb75</meta:generator>
  </office:meta>
</office:document-meta>
</file>